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LELinks/_1296898078" manifest:media-type="application/vnd.sun.star.oleobject"/>
  <manifest:file-entry manifest:full-path="OLELinks/_1296898079" manifest:media-type="application/vnd.sun.star.oleobject"/>
  <manifest:file-entry manifest:full-path="OLELinks/_1296898080" manifest:media-type="application/vnd.sun.star.oleobject"/>
  <manifest:file-entry manifest:full-path="content.xml" manifest:media-type="text/xml"/>
  <manifest:file-entry manifest:full-path="settings.xml" manifest:media-type="text/xml"/>
  <manifest:file-entry manifest:full-path="meta.xml" manifest:media-type="text/xml"/>
  <manifest:file-entry manifest:full-path="Pictures/200000F100003182000025385B4FF9E7.wmf" manifest:media-type=""/>
  <manifest:file-entry manifest:full-path="Pictures/200001260000318200002538EB5B836A.wmf" manifest:media-type=""/>
  <manifest:file-entry manifest:full-path="Pictures/2000014C0000318200002538FF4EDB9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Courier New" fo:font-size="10pt" style:font-size-asian="10pt" style:font-name-complex="Courier New" style:font-size-complex="10pt"/>
    </style:style>
    <style:style style:name="P3" style:family="paragraph" style:parent-style-name="Standard" style:list-style-name="WW8Num2"/>
    <style:style style:name="P4" style:family="paragraph" style:parent-style-name="Standard" style:list-style-name="WW8Num1"/>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style:font-name="Courier New" style:font-name-complex="Courier New"/>
    </style:style>
    <style:style style:name="P7" style:family="paragraph" style:parent-style-name="Standard" style:master-page-name="Standard">
      <style:paragraph-properties style:page-number="auto"/>
    </style:style>
    <style:style style:name="T1" style:family="text">
      <style:text-properties style:font-name="Courier New" style:font-name-complex="Courier New"/>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asian="Courier New"/>
    </style:style>
    <style:style style:name="fr1" style:family="graphic" style:parent-style-name="Graphics">
      <style:graphic-properties fo:margin-left="0in" fo:margin-right="0in" style:vertical-pos="top" style:vertical-rel="baseline" fo:padding="0in" fo:border="0.51pt solid #00000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in" fo:border="0.51pt solid #000000" draw:ole-draw-aspect="1" draw:visible-area-width="5.0031in" draw:visible-area-height="3.750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Implicit to Explicit Conversion of Thyra::LinearOpBase objects:</text:p>
      <text:p text:style-name="Standard"/>
      <text:p text:style-name="Standard">Here I am documenting what Kevin, Paul and I discussed reguarding implicit-to-explicit operator conversions using an evaluation tree idea to maximize reuse of information accumulated from prior evaluations to achieve higher performance. <text:s/>We can track changes to the design using both CVS and the “Track Changes” feature which is turned on for this document.</text:p>
      <text:p text:style-name="Standard"/>
      <text:p text:style-name="Standard">Here are the simple implicit Thyra::LinearOpBase subclasses that create some of the functionality for building arbitrarly complex nested implicit linear operators:</text:p>
      <text:p text:style-name="Standard"/>
      <text:p text:style-name="Standard"><text:bookmark text:name="_1296893983"/><text:bookmark text:name="_1212605716"/><text:bookmark text:name="_1212605447"/><text:bookmark text:name="_1212596831"/><text:bookmark text:name="_1212566750"/><text:soft-page-break/><field:fieldmark-start text:name="__Fieldmark__0_399572797" field:type="vnd.oasis.opendocument.field.UNHANDLED"><field:param field:name="vnd.oasis.opendocument.field.code" field:value=" LINK PowerPoint.Slide.8 &quot;C:\\_mystuff\\PROJECTS\\Trilinos.base\\Trilinos\\doc\\Thyra\\brainstorm\\ComposedOperators.ppt&quot; &quot;339&quot; \a \p "/><field:param field:name="vnd.oasis.opendocument.field.id" field:value="56"/><field:param field:name="vnd.oasis.opendocument.field.ole" field:value="_1296898080"/></field:fieldmark-start><draw:frame draw:style-name="fr1" draw:name="Image1" text:anchor-type="as-char" svg:width="7.489in" svg:height="5.6307in" draw:z-index="0"><draw:image xlink:href="Pictures/2000014C0000318200002538FF4EDB90.wmf" xlink:type="simple" xlink:show="embed" xlink:actuate="onLoad"/></draw:frame><field:fieldmark-end/></text:p>
      <text:p text:style-name="Standard"/>
      <text:p text:style-name="Standard"><text:soft-page-break/>Note that above, the real class names are Thyra::[Default][Added,Multiplied,ScaledAdjoint]LinearOp[Base] and the other implicit LOB subclasses you need are called Thyra::[Default][Zero,Diagonal,Identity]LinearOp[Base]. <text:s/>All of the interface classes Thyra::[Zero,Identity,Diagonal,Added,Multiplied,ScaledAdjoint]LinearOpBase and the default implementations Thyra::Default[Zero,Identity,Diagonal,Added,Multiplied,ScaledAdjoint]LinearOp all now exist in Thyra.</text:p>
      <text:p text:style-name="Standard"/>
      <text:p text:style-name="Standard">These classes allow an algorithm developer to write something like:</text:p>
      <text:p text:style-name="Standard"/>
      <text:p text:style-name="P6">C = A*B</text:p>
      <text:p text:style-name="P6">D = trans(C)*C</text:p>
      <text:p text:style-name="P6">E = D + B</text:p>
      <text:p text:style-name="Standard"/>
      <text:p text:style-name="Standard">and then E will be in implicit Thyra::DefaultAddedLinearOp object that can be used anywhere a Thyra::LinearOpBase object can be used. <text:s/>However, only the operator can be applied to vector and multi-vectors.</text:p>
      <text:p text:style-name="Standard"/>
      <text:p text:style-name="Standard">In order to pass an implicitly composed operator like ‘E’ to a PreconditionerFactoryBase object (e.g. implemented using Ifpack) or a LinearOpWithSolveFactoryBase object like AztecOO, you need to get an explicit form of the LOB object. <text:s/>To do this, the algorithm developer would use an abstract “Strategy” object, possibly specified by an external entity, to perform the transformation from the “implicit” LOB object to some form of an “explicit” LOB object. <text:s/>By “explicit” all we mean is that the “explicit” LOB object is will be appropriate to be passed to a particual kind of PreconditionerFactoryBase object or a LinearOpWithSolveFactory object.</text:p>
      <text:p text:style-name="Standard"/>
      <text:p text:style-name="Standard">Here is the highest-level class diagram for what the basic implicit-to-explicit transformation classes would like like:</text:p>
      <text:p text:style-name="Standard"/>
      <text:p text:style-name="Standard"><text:bookmark text:name="_1296893990"/><text:bookmark text:name="_1212605450"/><text:bookmark text:name="_1212596836"/><text:bookmark text:name="_1212566587"/><text:soft-page-break/><field:fieldmark-start text:name="__Fieldmark__1_399572797" field:type="vnd.oasis.opendocument.field.UNHANDLED"><field:param field:name="vnd.oasis.opendocument.field.code" field:value=" LINK PowerPoint.Slide.8 &quot;C:\\_mystuff\\PROJECTS\\Trilinos.base\\Trilinos\\doc\\Thyra\\brainstorm\\ComposedOperators.ppt&quot; &quot;336&quot; \a \p "/><field:param field:name="vnd.oasis.opendocument.field.id" field:value="56"/><field:param field:name="vnd.oasis.opendocument.field.ole" field:value="_1296898079"/></field:fieldmark-start><draw:frame draw:style-name="fr1" draw:name="Image2" text:anchor-type="as-char" svg:width="7.489in" svg:height="5.6307in" draw:z-index="1"><draw:image xlink:href="Pictures/200001260000318200002538EB5B836A.wmf" xlink:type="simple" xlink:show="embed" xlink:actuate="onLoad"/></draw:frame><field:fieldmark-end/></text:p>
      <text:p text:style-name="Standard"/>
      <text:p text:style-name="Standard"><text:soft-page-break/>The LinearOpTransformerBase interface is what the client ANA would work directly with to perform the transformation from implicit to explicit. <text:s/>The idea is that we can write a very general LinearOpTransformerBase subclass, called something like DefaultExplicitLinearOpTransformer, that would be configured with other lower-level strategy objects for doing the individual adds, multiples, and blockings. <text:s/>The main charge of the DefaultExplicitLinearOpTransformer subclasss would be to perform the dynamic-cast-base parsings of an implicit operator tree. <text:s/>Note that dynamic casts would only be made to the extended interface classes Thyra::[Zero,Identity,Diagonal,Added,Multiplied,ScaledAdjoint]LinearOpBase and never any of the “Default” concrete implementations of these objects.</text:p>
      <text:p text:style-name="Standard"/>
      <text:p text:style-name="Standard">Note that the inout LOB object modied in the LOTB::transform(…) function can have completely different spaces from the input LOB object. <text:s/>For example, this interface could be used for coarsening or refining a discretized linear operator or for creating a Schur complement of the input matrix, but these are extreme examples.</text:p>
      <text:p text:style-name="Standard"/>
      <text:p text:style-name="Standard">In order to improve performance on later evaluations with the same structure an “evaluator” tree would be formed and maintained. <text:s/></text:p>
      <text:p text:style-name="Standard"/>
      <text:p text:style-name="Standard">The evaluator idea is outlined in the following UML class diagram:</text:p>
      <text:p text:style-name="Standard"/>
      <text:p text:style-name="Standard"><text:bookmark text:name="_1296893993"/><text:bookmark text:name="_1212605454"/><text:bookmark text:name="_1212600281"/><text:bookmark text:name="_1212599677"/><text:bookmark text:name="_1212596839"/><text:bookmark text:name="_1212567942"/><text:soft-page-break/><field:fieldmark-start text:name="__Fieldmark__2_399572797" field:type="vnd.oasis.opendocument.field.UNHANDLED"><field:param field:name="vnd.oasis.opendocument.field.code" field:value=" LINK PowerPoint.Slide.8 &quot;C:\\_mystuff\\PROJECTS\\Trilinos.base\\Trilinos\\doc\\Thyra\\brainstorm\\ComposedOperators.ppt&quot; &quot;342&quot; \a \p "/><field:param field:name="vnd.oasis.opendocument.field.id" field:value="56"/><field:param field:name="vnd.oasis.opendocument.field.ole" field:value="_1296898078"/></field:fieldmark-start><draw:frame draw:style-name="fr1" draw:name="Image3" text:anchor-type="as-char" svg:width="7.489in" svg:height="5.6307in" draw:z-index="2"><draw:image xlink:href="Pictures/200000F100003182000025385B4FF9E7.wmf" xlink:type="simple" xlink:show="embed" xlink:actuate="onLoad"/></draw:frame><field:fieldmark-end/>.</text:p>
      <text:p text:style-name="Standard"/>
      <text:p text:style-name="Standard"><text:soft-page-break/>The idea outlined above is that every type of operation like adding, multiplying and blocking would have both a strategy interface and an evaluator interface. <text:s/>Above we show just the operator adding classes but the same is true for the others as well. <text:s/>The LinearOpAdderBase interface/subclass are true strategy objects that have concrete implementations for specific types of operands and implementations but would be independent from any particular evaluation. <text:s/>The LinearOpAdderEvalator interface/subclasses are what storges the real knolwlege about how to add a set of operators (i.e. matrices) of a certain type or types of LOB objects together and caches any information to make the operation faster to form the second time around. <text:s/>For example, an EpetraCrsAdderEvaluator object might store an Epetra_CrsGraph object for the final added matrix or might store the entire Epetra_CrsMatrix object itself to avoid any dynamic memory allocations on future evaluations. <text:s/>The EpetraCrsAdder object would create the EpetraCrsAdderEvaluation object on the first evaluation and then would not be used on future evaluations. <text:s/>The EpetraCrsAdderEvaluator would not store any type of reference to the actual Epetra_CrsMatrix arguments themselves. <text:s/>Instead, the “compatible” arguments would be passed in on every evaluation. <text:s/>Note that we need a Thyra::LinearOpEvaluatorBase interface that the other Thyra::LinearOp[Multiplier,Blocker]Evaluator interfaces must derive from in order to be able to pick apart the evaluation tree on later evaluations.</text:p>
      <text:p text:style-name="Standard"/>
      <text:p text:style-name="Standard">We need to decide on a few things:</text:p>
      <text:p text:style-name="Standard"/>
      <text:p text:style-name="Standard">1) How will the input LOB objects for an “implicit” LOB tree be related to the output “explicit” LOB object in the Thyra::LinearOpTransformerBase interface? <text:s/>I think that we should assume non-guaranteed change propogation where the input LOB objects and the output LOB object must be assumed to be related by default but have query functions that say what the policy is. <text:s/>To be the most general, we have to allow some of the input LOB objects themselves to be “remembered” in the output “explicit” LOB object.</text:p>
      <text:p text:style-name="Standard"/>
      <text:p text:style-name="Standard">2 ???</text:p>
      <text:p text:style-name="Standard"/>
      <text:p text:style-name="Standard">Here is an example of what this might look like for a concrete use case:</text:p>
      <text:p text:style-name="Standard"/>
      <text:p text:style-name="Standard"><text:soft-page-break/><draw:frame draw:style-name="fr2" draw:name="Object1" text:anchor-type="as-char" svg:width="7.5098in" svg:height="5.6307in" draw:z-index="3"><draw:object-ole xlink:href="./Object 1" xlink:type="simple" xlink:show="embed" xlink:actuate="onLoad"/><draw:image xlink:href="./ObjectReplacements/Object 1" xlink:type="simple" xlink:show="embed" xlink:actuate="onLoad"/></draw:frame></text:p>
      <text:p text:style-name="Standard"/>
      <text:p text:style-name="Standard"><text:soft-page-break/></text:p>
      <text:p text:style-name="Standard">The two use cases to talk through are the initial formation of the evaluation tree and later re-evaluations.</text:p>
      <text:p text:style-name="Standard"/>
      <text:p text:style-name="Standard">A) Initial evaluation scenario:</text:p>
      <text:p text:style-name="Standard"/>
      <text:list xml:id="list1581907331527334388" text:style-name="WW8Num2">
        <text:list-item>
          <text:p text:style-name="P3">The DefaultExplicitLinearOpTransformer object accepts the ‘E’ object through its transform(…) function and also takes the input RCP&lt;LOB&gt; object which is set to null on input.</text:p>
        </text:list-item>
        <text:list-item>
          <text:p text:style-name="P3">The parsing of ‘E’ begins:</text:p>
          <text:list>
            <text:list-item>
              <text:p text:style-name="P3">‘E’ is found to be an ‘AddedLinearOpBase’ object (through dynamic casting): <text:s/>This triggers recursive calls to parse/evaluate the ‘D’ and ‘B’ arguments</text:p>
              <text:list>
                <text:list-item>
                  <text:p text:style-name="P3">The ‘B’ object is determined to be an “atomic” object and is returned (along with a trival evaluator object?)</text:p>
                </text:list-item>
                <text:list-item>
                  <text:p text:style-name="P3">‘D’ is found to be a ‘MultipliedLinearOpBase’ object: <text:s/>This triggers a recursive call to parse/evaluate the single ‘C’ argument (which the parser easily figure out by just comparing addresses)</text:p>
                  <text:list>
                    <text:list-item>
                      <text:p text:style-name="P3">The ‘C’ object is determined to be ‘AddedLinearOpBase’ object: <text:s/>This triggers recursive calls to parse/evaluate ‘A’ and ‘B’</text:p>
                      <text:list>
                        <text:list-item>
                          <text:p text:style-name="P3">‘A’ is found to be an atomic object and is returned (with a trivial evaluator?)</text:p>
                        </text:list-item>
                        <text:list-item>
                          <text:p text:style-name="P3">‘B’ is found to be an atomic object and is returned (with a trivial evaluator?)</text:p>
                        </text:list-item>
                      </text:list>
                    </text:list-item>
                    <text:list-item>
                      <text:p text:style-name="P3">The evaluator object ‘C_eval’ is then created using a ‘LinearOpAdderBase’ object and is returned to the caller along with the evaluated ‘C_explicit’ object.</text:p>
                    </text:list-item>
                  </text:list>
                </text:list-item>
                <text:list-item>
                  <text:p text:style-name="P3">The ‘D_eval’ object is then created using a ‘LinearOpMultiplierBase’ object along with the “D_explicit” object and the ‘C_eval’ object are embedded (twice) into ‘D_eval’ and ‘D_eval’ is returned up along with 'D_explicit’.</text:p>
                </text:list-item>
              </text:list>
            </text:list-item>
            <text:list-item>
              <text:p text:style-name="P3">The ‘E_eval’ object is then created using a ‘LinearOpAdderBase’ object along with the ‘E_explicit’ object and the ‘D_eval’ and the ‘B_eval’ objects are embedded in it.</text:p>
            </text:list-item>
            <text:list-item>
              <text:p text:style-name="P3">With this, the final LOB object for ‘E_explicit’ is finally extracted and is set to the RCP&lt;LOB&gt; inout object that was passed by the client to the transform(…) function. <text:s/>The ‘E_eval’ object is then set as extra data on the node for the inout RCP&lt;LOB&gt; object for ‘E_explicit’ to be “remembered” for the next evaluation (should one take place).</text:p>
            </text:list-item>
          </text:list>
        </text:list-item>
        <text:list-item>
          <text:p text:style-name="P3">The inout RCP&lt;LOB&gt; object which points to the new ‘E_explicit’ object is then returned from the transform(…) function.</text:p>
        </text:list-item>
      </text:list>
      <text:p text:style-name="Standard"/>
      <text:p text:style-name="Standard">There are lots of details left out of the above scenario but at least one should get the basic idea. <text:s/>One thing to be noted is that it is important that the initial creation of the “Evaluator” objects also be accompanied with the actual evaluation of the “explicit” form of the LOB object for that node. <text:s/>For example, the creation of the ‘C_eval’ object must be accombanined by the creation/computation of <text:soft-page-break/>a ‘C_explicit’ object and this can not be put off until later since the ‘Evaluator’ object is not allowed to remember the actual arguments in the most general case. <text:s/>There are many ways that we could do this. <text:s/>For example, the LinearOpAdderEvaluator object could have a getResultOp() function that returned an RCP&lt;LOB&gt; object that would be used to do the evaluation into. <text:s/>In the case where only the graph was stored, this would require that a new Epetra_CrsMatrix object be created on the fly and then discared after it was finished being used. <text:s/>In the case where the whole matrix itself is being cached, the getResultOp() function would return a RCP&lt;LOB&gt; object to the <text:s/>cached matrix object itself and no big allocations of data would be performed at all.</text:p>
      <text:p text:style-name="Standard"/>
      <text:p text:style-name="Standard">Also note that we could perform an initial scan of the implicit LOB tree to identify common sub expressions but I think this would actually be counter productive. <text:s/>For example, the algorithm developer might actually want the expressions</text:p>
      <text:p text:style-name="Standard"/>
      <text:p text:style-name="P5"><text:span text:style-name="T1">E = trans(A*B)*(A*B) + B</text:span></text:p>
      <text:p text:style-name="Standard"/>
      <text:p text:style-name="Standard">and to have A*B computed twice, just to show bad performance compared to the explicit combination of common sub-expressions which creates C=A*B which is reused.</text:p>
      <text:p text:style-name="Standard"/>
      <text:p text:style-name="Standard">The next use case to talk through is the re-evaluation of the same implicit operator tree, except this time using the evaluation tree previously created. <text:s/>Actually, there are two versions that are possible, one that remembers the whole evaluation tree in the inout RCP&lt;LOB&gt; object (which has been talked to mainly up to this point) and one that does not.</text:p>
      <text:p text:style-name="Standard"/>
      <text:p text:style-name="Standard">B) Re-evaluation using the cached “Evaluator” tree embedded in the RCP&lt;LOB&gt; object:</text:p>
      <text:p text:style-name="Standard"/>
      <text:list xml:id="list5247300316276991214" text:style-name="WW8Num1">
        <text:list-item>
          <text:p text:style-name="P4">The DefaultExplicitLinearOpTransformer object accepts the ‘E’ object through its transform(…) function and also takes the input RCP&lt;LOB&gt; object which is set the the previously created ‘E_explicit’ object.</text:p>
        </text:list-item>
        <text:list-item>
          <text:p text:style-name="P4">The root of the expression tree ‘E_eval’ is then extracted as extra data from the RCP&lt;LOB&gt; object that is wrapping the ‘E_explicit’ object.</text:p>
        </text:list-item>
        <text:list-item>
          <text:p text:style-name="P4">The parsing of ‘E’ begins:</text:p>
        </text:list-item>
      </text:list>
      <text:list xml:id="list3040620195283" text:continue-list="list1581907331527334388" text:style-name="WW8Num2">
        <text:list-item>
          <text:list>
            <text:list-item>
              <text:p text:style-name="P3">‘E’ is found to be an ‘AddedLinearOpBase’ object (through dynamic casting).</text:p>
            </text:list-item>
            <text:list-item>
              <text:p text:style-name="P3">The ‘E_eval’ object is dynamic casted to LinearOpAdderEvaluator. <text:s/>If this dynamic cast fails, then the evaluator ‘E_eval’ is thrown away and the evaluation continues as through there was no remembered evaluation tree.</text:p>
            </text:list-item>
            <text:list-item>
              <text:p text:style-name="P3">The ‘D_eval’ and ‘B_eval’ objects are then extracted from the ‘E_eval’ object through its LinearOpAdderEvalator::getArg(…) function.</text:p>
            </text:list-item>
            <text:list-item>
              <text:p text:style-name="P3"><text:soft-page-break/>Recursive calls are made to parse/evaluate the ‘D’ and ‘B’ arguments (along with the extracted ‘D_eval’ and ‘B_eval’ objects just extracted):</text:p>
              <text:list>
                <text:list-item>
                  <text:p text:style-name="P3">The ‘B’ object is determined to be an “atomic” object and is returned (the trival evaluator object ‘B_eval’ is ignored)</text:p>
                </text:list-item>
                <text:list-item>
                  <text:p text:style-name="P3">‘D’ is found to be a ‘MultipliedLinearOpBase’ object</text:p>
                </text:list-item>
                <text:list-item>
                  <text:p text:style-name="P3">The ‘D_eval’ object is dynamic casted to LinearOpMultiplierEvaluator (with handling of a failed cast).</text:p>
                </text:list-item>
                <text:list-item>
                  <text:p text:style-name="P3"><text:s/>The two ‘C_eval’ objects are extracted out of the ‘D_eval’ object (through its LinearOpMultiplierEvaluator::getArg(…) function). <text:s/>It is determined that there is just one ‘C’ and one ‘C_eval’ object through comparing addresses of the objects.</text:p>
                </text:list-item>
                <text:list-item>
                  <text:p text:style-name="P3">A recursive call is made to parse/evaluate the single ‘C’ argument:</text:p>
                  <text:list>
                    <text:list-item>
                      <text:p text:style-name="P3">The ‘C’ object is determined to be a ‘AddedLinearOpBase’ object</text:p>
                    </text:list-item>
                    <text:list-item>
                      <text:p text:style-name="P3">The ‘C_eval’ object is dynamic casted to LinearOpAdderEvaluator (with handling of a failed cast).</text:p>
                    </text:list-item>
                    <text:list-item>
                      <text:p text:style-name="P3">The ‘A_eval’ and ‘B_eval’ objects are then extracted from the ‘C_eval’ object through its LinearOpAdderEvaluator::getArg(…) function.</text:p>
                    </text:list-item>
                    <text:list-item>
                      <text:p text:style-name="P3">Recursive calls are made to parse/evaluate ‘A’ and ‘B’ (along with ‘A_eval’ and ‘B_eval’ just extracted):</text:p>
                      <text:list>
                        <text:list-item>
                          <text:p text:style-name="P3">‘A’ is found to be an atomic object and is returned (and the trivial ‘A_eval’ object is ignored)</text:p>
                        </text:list-item>
                        <text:list-item>
                          <text:p text:style-name="P3">‘B’ is found to be an atomic object and is returned (and the trival ‘B_eval’ object is ignored)</text:p>
                        </text:list-item>
                      </text:list>
                    </text:list-item>
                    <text:list-item>
                      <text:p text:style-name="P3">C_explicit = C_eval-&gt;createResultOp()</text:p>
                    </text:list-item>
                    <text:list-item>
                      <text:p text:style-name="P3">The LinearOpAdderEvaluator::evaluate(…) function on ‘C_eval’ is then called which is passed ‘A’ and ‘B’ and an inout ‘C_explicit’ object.</text:p>
                    </text:list-item>
                    <text:list-item>
                      <text:p text:style-name="P3">The ‘C_explicit’ object is then returned</text:p>
                    </text:list-item>
                  </text:list>
                </text:list-item>
                <text:list-item>
                  <text:p text:style-name="P3">D_explicit = D_eval-&gt;createResultOp()</text:p>
                </text:list-item>
                <text:list-item>
                  <text:p text:style-name="P3">The LinearOpMultiplierEvaluator::evaluate(…) function on ‘D_eval’ is then called which is passed in two pointers to the same ‘C_explicit’ object which then updates ‘D_explicit’</text:p>
                </text:list-item>
                <text:list-item>
                  <text:p text:style-name="P3">The ‘D_explicit’ object is then returned</text:p>
                </text:list-item>
              </text:list>
            </text:list-item>
            <text:list-item>
              <text:p text:style-name="P3">The LinearOpAdderEvaluator::evaluate(…) function on ‘E_eval’ is then called which is passed in the ‘D_explicit’ and the ‘B” objects which then updates ‘E_explicit’</text:p>
            </text:list-item>
            <text:list-item>
              <text:p text:style-name="P3">The ‘D_explicit’ object is then returned</text:p>
            </text:list-item>
          </text:list>
        </text:list-item>
      </text:list>
      <text:list xml:id="list3041028758778" text:continue-list="list5247300316276991214" text:style-name="WW8Num1">
        <text:list-item>
          <text:p text:style-name="P4">The transform(…) function then just directly returns. <text:s/>Note that there is not need to modify anything about the inout RCP&lt;LOB&gt; object for ‘E_explicit’ since it was already setup on input. </text:p>
        </text:list-item>
      </text:list>
      <text:p text:style-name="Standard"/>
      <text:p text:style-name="Standard"><text:soft-page-break/>An alternative mode to (re)evaluate the conversion from theimplict ‘E’ to ‘E_explicit’ is to just return a new object. <text:s/>This mode as a major disadvantage in that we will have no choice but to allocate a new ‘E_explicit’ object to be returned. <text:s/>We can, however, save the matrix graph for ‘E_explicit’. <text:s/>The scenario for this mode can be outlined below but the implemention is more complex but it has the advantage of allowing cached information to be shared across expression types. <text:s/>However, there may be other ways to accomplish this that are less complicated. <text:s/>For example, the LinearOpTransformerBase interface could be changed to:</text:p>
      <text:p text:style-name="Standard"/>
      <text:p text:style-name="P2"><text:span text:style-name="T4"><text:s text:c="3"/></text:span>LinearOpTransformerBase::transform(</text:p>
      <text:p text:style-name="Standard"><text:span text:style-name="T3"><text:s text:c="5"/></text:span><text:span text:style-name="T2">const LOB <text:s text:c="12"/>&amp;implicitOp <text:s text:c="8"/>// The input implicit operator</text:span></text:p>
      <text:p text:style-name="Standard"><text:span text:style-name="T3"><text:s text:c="5"/></text:span><text:span text:style-name="T2">,const RCP&lt;const LOB&gt; &amp;similarExplicitOp <text:s/>// Previously computed explicit operator</text:span></text:p>
      <text:p text:style-name="Standard"><text:span text:style-name="T3"><text:s text:c="5"/></text:span><text:span text:style-name="T2">,RCP&lt;LOB&gt; <text:s text:c="12"/>*explicitOp <text:s text:c="8"/>// Previously computed explicit operator</text:span></text:p>
      <text:p text:style-name="P2"><text:span text:style-name="T4"><text:s text:c="5"/></text:span>);</text:p>
      <text:p text:style-name="P2"/>
      <text:p text:style-name="Standard">Using the above function for transform(….), we can extract the ‘E_eval’ object from the extra data attached to the ‘similarExplicitOp’ object and can then follow the same scenario as above. <text:s/>This approach will yield the fastest code possible with the least overhead and the least implementation complexity. <text:s/>This does not mean that the hash-table lookup approach could not be implemented as well but it should only be used as a fallback option when we can’t get and reuse the RCP&lt;LOB&gt; object that was previously creat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1.25in" fo:margin-bottom="1.2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ia National Laboratories</meta:initial-creator>
    <meta:creation-date>2006-06-24T22:52:00</meta:creation-date>
    <dc:creator>rabartl</dc:creator>
    <dc:date>2009-02-23T21:41:00</dc:date>
    <meta:editing-cycles>5</meta:editing-cycles>
    <meta:editing-duration>P1DT17H37M</meta:editing-duration>
    <meta:document-statistic meta:table-count="0" meta:image-count="3" meta:object-count="1" meta:page-count="12" meta:paragraph-count="79" meta:word-count="2157" meta:character-count="14179" meta:non-whitespace-character-count="12034"/>
    <meta:generator>LibreOffice/4.2.4.2$Linux_X86_64 LibreOffice_project/420m0$Build-2</meta:generator>
  </office:meta>
</office:document-meta>
</file>